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fd89a" officeooo:paragraph-rsid="000fd89a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style="normal" officeooo:paragraph-rsid="00232ebb" style:font-style-asian="normal" style:font-style-complex="normal"/>
    </style:style>
    <style:style style:name="P4" style:family="paragraph" style:parent-style-name="Text_20_body">
      <style:text-properties fo:font-style="normal" fo:font-weight="normal" officeooo:rsid="00208469" officeooo:paragraph-rsid="00208469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0018b4e5" officeooo:paragraph-rsid="001ad929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officeooo:rsid="001b6aca" officeooo:paragraph-rsid="001b6aca"/>
    </style:style>
    <style:style style:name="P7" style:family="paragraph" style:parent-style-name="Text_20_body">
      <style:text-properties officeooo:rsid="001c6328" officeooo:paragraph-rsid="001c6328"/>
    </style:style>
    <style:style style:name="P8" style:family="paragraph" style:parent-style-name="Text_20_body">
      <style:text-properties style:font-name="Nimbus Sans L" fo:font-size="14pt" fo:font-style="normal" fo:font-weight="bold" officeooo:rsid="001ad929" officeooo:paragraph-rsid="00208469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P9" style:family="paragraph" style:parent-style-name="Standard">
      <style:text-properties fo:font-style="normal" fo:font-weight="normal" officeooo:rsid="001ddbdd" officeooo:paragraph-rsid="001ddbd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paragraph-rsid="00155506" style:font-style-asian="normal" style:font-weight-asian="normal" style:font-style-complex="normal" style:font-weight-complex="normal"/>
    </style:style>
    <style:style style:name="P11" style:family="paragraph" style:parent-style-name="Heading_20_2">
      <style:text-properties style:font-name="Nimbus Sans L" fo:font-size="13.3000001907349pt" fo:font-style="italic" fo:font-weight="bold" officeooo:rsid="001ad929" officeooo:paragraph-rsid="001ad929" style:font-name-asian="DejaVu Sans1" style:font-size-asian="13.3000001907349pt" style:font-style-asian="italic" style:font-weight-asian="bold" style:font-name-complex="DejaVu Sans1" style:font-size-complex="13.3000001907349pt" style:font-style-complex="italic" style:font-weight-complex="bold"/>
    </style:style>
    <style:style style:name="P12" style:family="paragraph" style:parent-style-name="Heading_20_2">
      <style:text-properties style:font-name="Nimbus Sans L" fo:font-size="13.3000001907349pt" fo:font-style="italic" fo:font-weight="bold" officeooo:rsid="001ad929" officeooo:paragraph-rsid="002e0faf" style:font-name-asian="DejaVu Sans1" style:font-size-asian="13.3000001907349pt" style:font-style-asian="italic" style:font-weight-asian="bold" style:font-name-complex="DejaVu Sans1" style:font-size-complex="13.3000001907349pt" style:font-style-complex="italic" style:font-weight-complex="bold"/>
    </style:style>
    <style:style style:name="P13" style:family="paragraph" style:parent-style-name="Heading_20_2">
      <style:text-properties style:font-name="Nimbus Roman No9 L1" fo:font-size="13.3000001907349pt" fo:font-style="normal" fo:font-weight="normal" officeooo:rsid="0018b4e5" officeooo:paragraph-rsid="002e0faf" style:font-name-asian="DejaVu Sans1" style:font-size-asian="13.3000001907349pt" style:font-style-asian="normal" style:font-weight-asian="normal" style:font-name-complex="DejaVu Sans1" style:font-size-complex="13.3000001907349pt" style:font-style-complex="normal" style:font-weight-complex="normal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rsid="000fd89a" officeooo:paragraph-rsid="000fd89a"/>
    </style:style>
    <style:style style:name="P16" style:family="paragraph" style:parent-style-name="Text_20_body" style:list-style-name="L1">
      <style:text-properties officeooo:rsid="0026e94d" officeooo:paragraph-rsid="0026e94d"/>
    </style:style>
    <style:style style:name="P17" style:family="paragraph" style:parent-style-name="Text_20_body" style:list-style-name="L2">
      <style:text-properties fo:font-style="italic" fo:font-weight="bold" officeooo:rsid="00208469" officeooo:paragraph-rsid="00208469" style:font-style-asian="italic" style:font-weight-asian="bold" style:font-style-complex="italic" style:font-weight-complex="bold"/>
    </style:style>
    <style:style style:name="P18" style:family="paragraph" style:parent-style-name="Text_20_body" style:list-style-name="L3">
      <style:text-properties officeooo:paragraph-rsid="0024e7d9"/>
    </style:style>
    <style:style style:name="P19" style:family="paragraph" style:parent-style-name="Text_20_body" style:list-style-name="L3">
      <style:text-properties fo:font-style="normal" officeooo:paragraph-rsid="0024e7d9" style:font-style-asian="normal" style:font-style-complex="normal"/>
    </style:style>
    <style:style style:name="P20" style:family="paragraph" style:parent-style-name="Text_20_body">
      <style:text-properties officeooo:rsid="002e0faf" officeooo:paragraph-rsid="002e0faf"/>
    </style:style>
    <style:style style:name="P21" style:family="paragraph" style:parent-style-name="Text_20_body">
      <style:text-properties fo:font-weight="normal" officeooo:paragraph-rsid="002e0faf" style:font-weight-asian="normal" style:font-weight-complex="normal"/>
    </style:style>
    <style:style style:name="P22" style:family="paragraph" style:parent-style-name="Text_20_body">
      <style:text-properties style:font-name="Nimbus Roman No9 L1" fo:font-style="normal" fo:font-weight="normal" officeooo:rsid="002e0faf" officeooo:paragraph-rsid="002e0faf" style:font-style-asian="normal" style:font-weight-asian="normal" style:font-style-complex="normal" style:font-weight-complex="normal"/>
    </style:style>
    <style:style style:name="P23" style:family="paragraph" style:parent-style-name="Heading_20_3">
      <style:text-properties officeooo:rsid="000fd89a" officeooo:paragraph-rsid="000fd89a"/>
    </style:style>
    <style:style style:name="P24" style:family="paragraph" style:parent-style-name="Heading_20_3">
      <style:text-properties officeooo:rsid="002a3364" officeooo:paragraph-rsid="002a336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e7d9" style:font-style-asian="italic" style:font-style-complex="italic"/>
    </style:style>
    <style:style style:name="T3" style:family="text">
      <style:text-properties fo:font-style="italic" officeooo:rsid="0023e276" style:font-style-asian="italic" style:font-style-complex="italic"/>
    </style:style>
    <style:style style:name="T4" style:family="text">
      <style:text-properties fo:font-style="italic" fo:font-weight="bold" officeooo:rsid="00232ebb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4e7d9" style:font-style-asian="normal" style:font-style-complex="normal"/>
    </style:style>
    <style:style style:name="T7" style:family="text">
      <style:text-properties fo:font-style="normal" fo:font-weight="normal" officeooo:rsid="002e0fa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8b4e5" style:font-style-asian="normal" style:font-weight-asian="normal" style:font-style-complex="normal" style:font-weight-complex="normal"/>
    </style:style>
    <style:style style:name="T9" style:family="text">
      <style:text-properties officeooo:rsid="001037c1"/>
    </style:style>
    <style:style style:name="T10" style:family="text">
      <style:text-properties officeooo:rsid="001c6328"/>
    </style:style>
    <style:style style:name="T11" style:family="text">
      <style:text-properties officeooo:rsid="001ddbdd"/>
    </style:style>
    <style:style style:name="T12" style:family="text">
      <style:text-properties officeooo:rsid="00232ebb"/>
    </style:style>
    <style:style style:name="T13" style:family="text">
      <style:text-properties officeooo:rsid="0023e276"/>
    </style:style>
    <style:style style:name="T14" style:family="text">
      <style:text-properties officeooo:rsid="00256f87"/>
    </style:style>
    <style:style style:name="T15" style:family="text">
      <style:text-properties officeooo:rsid="002a3364"/>
    </style:style>
    <style:style style:name="T16" style:family="text">
      <style:text-properties style:font-name="Nimbus Sans L" fo:font-size="13.3000001907349pt" fo:font-style="italic" fo:font-weight="bold" style:font-name-asian="DejaVu Sans1" style:font-size-asian="13.3000001907349pt" style:font-style-asian="italic" style:font-weight-asian="bold" style:font-name-complex="DejaVu Sans1" style:font-size-complex="13.3000001907349pt" style:font-style-complex="italic" style:font-weight-complex="bold"/>
    </style:style>
    <style:style style:name="T17" style:family="text">
      <style:text-properties style:font-name="Nimbus Sans L" fo:font-size="13.3000001907349pt" fo:font-style="italic" fo:font-weight="bold" officeooo:rsid="001ad929" style:font-name-asian="DejaVu Sans1" style:font-size-asian="13.3000001907349pt" style:font-style-asian="italic" style:font-weight-asian="bold" style:font-name-complex="DejaVu Sans1" style:font-size-complex="13.3000001907349pt" style:font-style-complex="italic" style:font-weight-complex="bold"/>
    </style:style>
    <style:style style:name="T18" style:family="text">
      <style:text-properties style:font-name="Nimbus Sans L" fo:font-size="13.3000001907349pt" fo:font-style="italic" style:font-name-asian="DejaVu Sans1" style:font-size-asian="13.3000001907349pt" style:font-style-asian="italic" style:font-name-complex="DejaVu Sans1" style:font-size-complex="13.3000001907349pt" style:font-style-complex="italic"/>
    </style:style>
    <style:style style:name="T19" style:family="text">
      <style:text-properties style:font-name="Nimbus Sans L" fo:font-size="13.3000001907349pt" fo:font-style="italic" officeooo:rsid="001ad929" style:font-name-asian="DejaVu Sans1" style:font-size-asian="13.3000001907349pt" style:font-style-asian="italic" style:font-name-complex="DejaVu Sans1" style:font-size-complex="13.3000001907349pt" style:font-style-complex="italic"/>
    </style:style>
    <style:style style:name="T20" style:family="text">
      <style:text-properties officeooo:rsid="002e0faf"/>
    </style:style>
    <style:style style:name="T21" style:family="text">
      <style:text-properties fo:font-weight="normal" officeooo:rsid="002e0faf" style:font-weight-asian="normal" style:font-weight-complex="normal"/>
    </style:style>
    <style:style style:name="T22" style:family="text">
      <style:text-properties fo:font-size="13.3000001907349pt" fo:font-style="italic" style:font-name-asian="DejaVu Sans1" style:font-size-asian="13.3000001907349pt" style:font-style-asian="italic" style:font-name-complex="DejaVu Sans1" style:font-size-complex="13.3000001907349pt" style:font-style-complex="italic"/>
    </style:style>
    <style:style style:name="T23" style:family="text">
      <style:text-properties fo:font-size="13.3000001907349pt" fo:font-style="italic" officeooo:rsid="001ad929" style:font-name-asian="DejaVu Sans1" style:font-size-asian="13.3000001907349pt" style:font-style-asian="italic" style:font-name-complex="DejaVu Sans1" style:font-size-complex="13.3000001907349pt" style:font-style-complex="italic"/>
    </style:style>
    <style:style style:name="T24" style:family="text">
      <style:text-properties fo:font-size="13.3000001907349pt" style:font-name-asian="DejaVu Sans1" style:font-size-asian="13.3000001907349pt" style:font-name-complex="DejaVu Sans1" style:font-size-complex="13.3000001907349pt"/>
    </style:style>
    <style:style style:name="T25" style:family="text">
      <style:text-properties fo:font-size="13.3000001907349pt" officeooo:rsid="001ad929" style:font-name-asian="DejaVu Sans1" style:font-size-asian="13.3000001907349pt" style:font-name-complex="DejaVu Sans1" style:font-size-complex="13.300000190734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9">2</text:span> : Configuration cycle de vie, profiles</text:h>
      <text:p text:style-name="Text_20_body"/>
      <text:h text:style-name="Heading_20_2" text:outline-level="2">Objectif</text:h>
      <text:p text:style-name="Text_20_body">Ce TP permet d'aborder les points suivants :</text:p>
      <text:list xml:id="list208698759" text:style-name="L1">
        <text:list-item>
          <text:p text:style-name="P15">Les projets multi-modules</text:p>
        </text:list-item>
        <text:list-item>
          <text:p text:style-name="P16">Configuration des plugins, Attachement de plugins</text:p>
        </text:list-item>
        <text:list-item>
          <text:p text:style-name="P14">Les profiles <text:s/></text:p>
        </text:list-item>
      </text:list>
      <text:p text:style-name="Standard"/>
      <text:h text:style-name="P23" text:outline-level="3"><text:span text:style-name="T15">2.1 </text:span>Projet multi-modules</text:h>
      <text:p text:style-name="P1">Récupérer le projet fourni et comprendre les relations d’arborescence des POM</text:p>
      <text:p text:style-name="P6">Visualiser le <text:span text:style-name="T10">ou les </text:span>POM parent.</text:p>
      <text:p text:style-name="P7">Dans quels fichiers sont déclarées les versions des librairies, les versions des plugins utilisés.</text:p>
      <text:p text:style-name="P1">Exécuter des commandes Maven au niveau racine ou au niveau module</text:p>
      <text:h text:style-name="P24" text:outline-level="3">2.2 Adaptation du build </text:h>
      <text:h text:style-name="Heading_20_4" text:outline-level="4">Configuration du <text:span text:style-name="T11">traitement des ressources</text:span></text:h>
      <text:p text:style-name="P9">Dans le projet application, nous aimerions disposer d’un nouveau répertoire de ressources : <text:span text:style-name="T1">src/main/docker</text:span> </text:p>
      <text:p text:style-name="P9"/>
      <text:p text:style-name="P9">Configurer le plugin resource afin que ce nouveau répertoire soit traité de la même façon que <text:span text:style-name="T1">src/main/resources</text:span></text:p>
      <text:p text:style-name="P10"/>
      <text:h text:style-name="P11" text:outline-level="2">Ajout de la couverture de test dans la phase de build </text:h>
      <text:p text:style-name="P5">Nous voulons insérer l’exécution de l’outil jacoco permettant d’évaluer la couverture des tests lors de la phase de test.</text:p>
      <text:p text:style-name="P4">Retrouver les <text:span text:style-name="T14">coordonnées</text:span> du plugin et Consulter sa documentation</text:p>
      <text:p text:style-name="P4">Pour que la couverture de test soit effective il faut en général exécuter 2 objectifs du plugin :</text:p>
      <text:list xml:id="list2815392483" text:style-name="L2">
        <text:list-item>
          <text:p text:style-name="P17">prepare-agent</text:p>
        </text:list-item>
        <text:list-item>
          <text:p text:style-name="P17">report</text:p>
        </text:list-item>
      </text:list>
      <text:h text:style-name="P12" text:outline-level="2"><text:span text:style-name="T20">Visualisation du cycle de vie</text:span></text:h>
      <text:h text:style-name="P13" text:outline-level="2">Afin de pouvoir utiliser un plugin non-standard, ajouter les lignes suivantes dans votre fichier <text:span text:style-name="T1">settings.xml</text:span> </text:h>
      <text:p text:style-name="P21"><text:span text:style-name="T19">&lt;pluginGroups&gt;</text:span></text:p>
      <text:p text:style-name="P21"><text:span text:style-name="T19"><text:s text:c="8"/>&lt;pluginGroup&gt;fr.jcgay.maven.plugins&lt;/pluginGroup&gt;</text:span></text:p>
      <text:p text:style-name="P21"><text:span text:style-name="T19"><text:s text:c="4"/>&lt;/pluginGroups&gt;</text:span></text:p>
      <text:p text:style-name="P22"><text:soft-page-break/><text:span text:style-name="T25">U</text:span><text:span text:style-name="T24">tiliser ensuite le plugin via </text:span></text:p>
      <text:p text:style-name="P20"><text:span text:style-name="T16">./mvnw buildplan:list</text:span></text:p>
      <text:p text:style-name="P20"><text:span text:style-name="T16"/></text:p>
      <text:p text:style-name="P8"><text:span text:style-name="T15">2.3 </text:span>Création d'un profil </text:p>
      <text:p text:style-name="P3">Configurer un profil «<text:span text:style-name="T4">prod</text:span>» <text:span text:style-name="T12">dans le projet application qui :</text:span></text:p>
      <text:list xml:id="list1430817029" text:style-name="L3">
        <text:list-item>
          <text:p text:style-name="P19"><text:span text:style-name="T13">Ajoute la dépendance </text:span><text:span text:style-name="T3">spring-boot-starter-undertow</text:span></text:p>
        </text:list-item>
        <text:list-item>
          <text:p text:style-name="P18"><text:span text:style-name="T6">Exécuter le goal </text:span><text:span text:style-name="T2">build-info</text:span><text:span text:style-name="T6"> du plugin </text:span><text:span text:style-name="T2">spring-boot-maven-plugin</text:span><text:span text:style-name="T5">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53cm" fo:margin-right="0cm" fo:margin-top="0.224cm" fo:margin-bottom="0cm" loext:contextual-spacing="false" fo:line-height="9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text-line-through-type="none" style:font-name="DejaVu Sans" fo:font-family="'DejaVu Sans'" style:font-family-generic="swiss" style:font-pitch="variable" fo:font-size="3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4pt" style:font-style-asian="normal" style:font-weight-asian="normal" style:font-name-complex="DejaVu Sans" style:font-family-complex="'DejaVu Sans'" style:font-family-generic-complex="swiss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132cm" fo:margin-bottom="0cm" loext:contextual-spacing="false" fo:line-height="80%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30pt" style:font-size-asian="30pt" style:font-size-complex="30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115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6pt" style:font-size-asian="26pt" style:font-size-complex="26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097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2pt" style:font-size-asian="22pt" style:font-size-complex="22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margin-top="0.079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8pt" style:font-size-asian="18pt" style:font-size-complex="18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loext:contextual-spacing="false" fo:line-height="8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ff" style:text-outline="false" style:text-line-through-style="none" style:text-line-through-type="none" style:font-name="DejaVu Sans" fo:font-family="'DejaVu Sans'" style:font-family-generic="swiss" style:font-pitch="variable" fo:font-size="46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6pt" style:font-style-asian="normal" style:font-weight-asian="normal" style:font-name-complex="DejaVu Sans" style:font-family-complex="'DejaVu Sans'" style:font-family-generic-complex="swiss" style:font-pitch-complex="variable" style:font-size-complex="46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953cm" fo:margin-right="0cm" fo:margin-top="0.212cm" fo:margin-bottom="0cm" loext:contextual-spacing="false" fo:line-height="9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loext:contextual-spacing="false" fo:line-height="8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ff" style:text-outline="false" style:text-line-through-style="none" style:text-line-through-type="none" style:font-name="DejaVu Sans" fo:font-family="'DejaVu Sans'" style:font-family-generic="swiss" style:font-pitch="variable" fo:font-size="46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6pt" style:font-style-asian="normal" style:font-weight-asian="normal" style:font-name-complex="DejaVu Sans" style:font-family-complex="'DejaVu Sans'" style:font-family-generic-complex="swiss" style:font-pitch-complex="variable" style:font-size-complex="46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953cm" fo:margin-right="0cm" fo:margin-top="0.224cm" fo:margin-bottom="0cm" loext:contextual-spacing="false" fo:line-height="9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text-line-through-type="none" style:font-name="DejaVu Sans" fo:font-family="'DejaVu Sans'" style:font-family-generic="swiss" style:font-pitch="variable" fo:font-size="3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4pt" style:font-style-asian="normal" style:font-weight-asian="normal" style:font-name-complex="DejaVu Sans" style:font-family-complex="'DejaVu Sans'" style:font-family-generic-complex="swiss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2.064cm" fo:margin-right="0cm" fo:margin-top="0.132cm" fo:margin-bottom="0cm" loext:contextual-spacing="false" fo:line-height="80%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30pt" style:font-size-asian="30pt" style:font-size-complex="30pt"/>
    </style:style>
    <style:style style:name="Outline_20_3" style:display-name="Outline 3" style:family="paragraph" style:parent-style-name="Outline_20_2">
      <style:paragraph-properties fo:margin-left="3.175cm" fo:margin-right="0cm" fo:margin-top="0.115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6pt" style:font-size-asian="26pt" style:font-size-complex="26pt"/>
    </style:style>
    <style:style style:name="Outline_20_4" style:display-name="Outline 4" style:family="paragraph" style:parent-style-name="Outline_20_3">
      <style:paragraph-properties fo:margin-left="4.445cm" fo:margin-right="0cm" fo:margin-top="0.097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2pt" style:font-size-asian="22pt" style:font-size-complex="22pt"/>
    </style:style>
    <style:style style:name="Outline_20_5" style:display-name="Outline 5" style:family="paragraph" style:parent-style-name="Outline_20_4">
      <style:paragraph-properties fo:margin-left="5.715cm" fo:margin-right="0cm" fo:margin-top="0.079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8pt" style:font-size-asian="18pt" style:font-size-complex="18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.953cm" fo:margin-right="0cm" fo:margin-top="0.224cm" fo:margin-bottom="0cm" loext:contextual-spacing="false" fo:line-height="9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text-line-through-type="none" style:font-name="DejaVu Sans" fo:font-family="'DejaVu Sans'" style:font-family-generic="swiss" style:font-pitch="variable" fo:font-size="3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4pt" style:font-style-asian="normal" style:font-weight-asian="normal" style:font-name-complex="DejaVu Sans" style:font-family-complex="'DejaVu Sans'" style:font-family-generic-complex="swiss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132cm" fo:margin-bottom="0cm" loext:contextual-spacing="false" fo:line-height="80%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30pt" style:font-size-asian="30pt" style:font-size-complex="30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115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6pt" style:font-size-asian="26pt" style:font-size-complex="26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097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2pt" style:font-size-asian="22pt" style:font-size-complex="22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margin-top="0.079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8pt" style:font-size-asian="18pt" style:font-size-complex="18pt"/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loext:contextual-spacing="false" fo:line-height="8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ff" style:text-outline="false" style:text-line-through-style="none" style:text-line-through-type="none" style:font-name="DejaVu Sans" fo:font-family="'DejaVu Sans'" style:font-family-generic="swiss" style:font-pitch="variable" fo:font-size="46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46pt" style:font-style-asian="normal" style:font-weight-asian="normal" style:font-name-complex="DejaVu Sans" style:font-family-complex="'DejaVu Sans'" style:font-family-generic-complex="swiss" style:font-pitch-complex="variable" style:font-size-complex="46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.953cm" fo:margin-right="0cm" fo:margin-top="0.212cm" fo:margin-bottom="0cm" loext:contextual-spacing="false" fo:line-height="9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9-17T10:49:35.212406783</dc:date>
    <meta:editing-duration>PT11H53M43S</meta:editing-duration>
    <meta:editing-cycles>76</meta:editing-cycles>
    <meta:generator>LibreOffice/6.0.7.3$Linux_X86_64 LibreOffice_project/00m0$Build-3</meta:generator>
    <dc:title>TP3 : Cycle de vie, profiles</dc:title>
    <meta:document-statistic meta:table-count="0" meta:image-count="0" meta:object-count="0" meta:page-count="2" meta:paragraph-count="32" meta:word-count="233" meta:character-count="1605" meta:non-whitespace-character-count="1391"/>
    <meta:user-defined meta:name="Info 1"/>
    <meta:user-defined meta:name="Info 2"/>
    <meta:user-defined meta:name="Info 3"/>
    <meta:user-defined meta:name="Info 4"/>
  </office:meta>
</office:document-meta>
</file>